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62cm" svg:height="1.905cm" svg:x="5.08cm" svg:y="0cm">
          <text:p text:style-name="P1">osg::Group<text:line-break/>roo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8.255cm" svg:height="1.905cm" svg:x="0cm" svg:y="3.81cm">
          <text:p text:style-name="P1">helper::ARVideoBackground<text:line-break/>arvide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8.255cm" svg:height="1.905cm" svg:x="9.525cm" svg:y="3.81cm">
          <text:p text:style-name="P1">helper::ARSceneRoot<text:line-break/>arsce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8.89cm" svg:y1="1.905cm" svg:x2="4.127cm" svg:y2="3.81cm" draw:start-shape="id1" draw:end-shape="id2" svg:d="m8890 1905c0 1428-4763 476-4763 1905">
          <text:p/>
        </draw:connector>
        <draw:connector draw:style-name="gr2" draw:text-style-name="P1" draw:layer="layout" draw:type="curve" svg:x1="8.89cm" svg:y1="1.905cm" svg:x2="13.652cm" svg:y2="3.81cm" draw:start-shape="id1" draw:start-glue-point="2" draw:end-shape="id3" svg:d="m8890 1905c0 1428 4762 476 4762 1905">
          <text:p/>
        </draw:connector>
        <draw:custom-shape draw:style-name="gr1" draw:text-style-name="P1" xml:id="id4" draw:id="id4" draw:layer="layout" svg:width="8.255cm" svg:height="1.905cm" svg:x="9.525cm" svg:y="7.62cm">
          <text:p text:style-name="P1">osg::MatrixTransform<text:line-break/>manipMa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3.652cm" svg:y1="5.715cm" svg:x2="13.652cm" svg:y2="7.62cm" draw:start-shape="id3" draw:end-shape="id4" svg:d="m13652 5715v1905">
          <text:p/>
        </draw:connector>
        <draw:custom-shape draw:style-name="gr1" draw:text-style-name="P1" xml:id="id5" draw:id="id5" draw:layer="layout" svg:width="8.255cm" svg:height="1.905cm" svg:x="9.525cm" svg:y="11.43cm">
          <text:p text:style-name="P1">osg::Node<text:line-break/>co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3.652cm" svg:y1="9.525cm" svg:x2="13.652cm" svg:y2="11.43cm" draw:start-shape="id4" draw:end-shape="id5" draw:end-glue-point="0" svg:d="m13652 9525v1905">
          <text:p/>
        </draw:connector>
        <draw:frame draw:style-name="gr3" draw:text-style-name="P2" draw:layer="layout" svg:width="5.18cm" svg:height="0.683cm" svg:x="0cm" svg:y="5.715cm">
          <draw:text-box>
            <text:p><text:span text:style-name="T1">Being updated every frame</text:span></text:p>
          </draw:text-box>
        </draw:frame>
        <draw:frame draw:style-name="gr3" draw:text-style-name="P2" draw:layer="layout" svg:width="5.912cm" svg:height="1.115cm" svg:x="7.423cm" svg:y="9.525cm">
          <draw:text-box>
            <text:p><text:span text:style-name="T1">Use to manually adjust scale or</text:span></text:p>
            <text:p><text:span text:style-name="T1">location of the scene object</text:span></text:p>
          </draw:text-box>
        </draw:frame>
        <draw:frame draw:style-name="gr3" draw:text-style-name="P2" draw:layer="layout" svg:width="5.252cm" svg:height="1.115cm" svg:x="8.255cm" svg:y="5.715cm">
          <draw:text-box>
            <text:p><text:span text:style-name="T1">Set up some stateattributes</text:span></text:p>
            <text:p><text:span text:style-name="T1">for visualization purpose</text:span></text:p>
          </draw:text-box>
        </draw:frame>
        <draw:frame draw:style-name="gr3" draw:text-style-name="P2" draw:layer="layout" svg:width="7.762cm" svg:height="0.683cm" svg:x="8.058cm" svg:y="13.335cm">
          <draw:text-box>
            <text:p><text:span text:style-name="T1">Model read from file, the real scene obj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14.0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imba </meta:initial-creator>
    <meta:creation-date>2011-09-07T13:40:37</meta:creation-date>
    <dc:date>2011-09-07T14:02:14</dc:date>
    <dc:creator>Simba </dc:creator>
    <meta:editing-duration>PT21M38S</meta:editing-duration>
    <meta:editing-cycles>2</meta:editing-cycles>
    <meta:generator>LibreOffice/3.3$Unix LibreOffice_project/330m19$Build-301</meta:generator>
    <meta:document-statistic meta:object-count="13"/>
  </office:meta>
</office:document-meta>
</file>